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20000027CB37CC1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626cm" draw:z-index="0"><draw:image xlink:href="Pictures/10000001000003A20000027CB37CC1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32:32.968086641</meta:creation-date>
    <dc:date>2025-02-16T12:33:20.135993355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4.2$Linux_X86_64 LibreOffice_project/3e97788786b20d724e2ed0ea7a111abce73cab63</meta:generator>
  </office:meta>
</office:document-meta>
</file>